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list-style-name="WW8Num1"/>
    <style:style style:name="P3" style:family="paragraph" style:parent-style-name="Standard">
      <style:text-properties fo:font-style="italic" style:font-style-asian="italic"/>
    </style:style>
    <style:style style:name="P4" style:family="paragraph" style:parent-style-name="Standard" style:list-style-name="WW8Num4"/>
    <style:style style:name="P5" style:family="paragraph" style:parent-style-name="Standard" style:list-style-name="WW8Num2"/>
    <style:style style:name="P6" style:family="paragraph" style:parent-style-name="Standard" style:list-style-name="WW8Num3"/>
    <style:style style:name="P7" style:family="paragraph" style:parent-style-name="Standard">
      <style:paragraph-properties fo:margin-left="0.25in" fo:margin-right="0in" fo:text-indent="0in" style:auto-text-indent="false"/>
    </style:style>
    <style:style style:name="P8" style:family="paragraph" style:parent-style-name="Standard">
      <style:paragraph-properties fo:break-before="page"/>
      <style:text-properties fo:font-style="italic" style:font-style-asian="italic"/>
    </style:style>
    <style:style style:name="P9" style:family="paragraph" style:parent-style-name="Standard" style:master-page-name="Standard">
      <style:paragraph-properties fo:text-align="center" style:justify-single-word="false" style:page-number="auto"/>
      <style:text-properties fo:font-weight="bold" style:font-weight-asian="bold"/>
    </style:style>
    <style:style style:name="T1" style:family="text">
      <style:text-properties fo:font-weight="bold" style:font-weight-asian="bold"/>
    </style:style>
    <style:style style:name="T2" style:family="text">
      <style:text-properties fo:font-style="italic"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heat Sheet: Tourney Styles</text:p>
      <text:p text:style-name="P1"/>
      <text:p text:style-name="P3">Single Elimination Tourneys</text:p>
      <text:list xml:id="list8613046401320899339" text:style-name="WW8Num1">
        <text:list-item>
          <text:p text:style-name="P2">A single elimination tourney is also called a “guts” tourney or a “sudden death” tourney – each combatant can only lose one bout before they are out of the running!</text:p>
          <text:list>
            <text:list-item>
              <text:p text:style-name="P2">College basketball and hockey “Sweet 16”’s are single elimination tourneys</text:p>
            </text:list-item>
          </text:list>
        </text:list-item>
        <text:list-item>
          <text:p text:style-name="P2">Single elimination tourneys are probably the easiest to run because you only have to keep track of the winners of each bout</text:p>
          <text:list>
            <text:list-item>
              <text:p text:style-name="P2">For pairing combatants the most important thing to remember is to try to keep people from fighting people they’ve already faced</text:p>
            </text:list-item>
            <text:list-item>
              <text:p text:style-name="P2">If you’re using notecards, the victor should return the cards to the list table with their card on top; they are the fighter that advances to the next round</text:p>
            </text:list-item>
          </text:list>
        </text:list-item>
        <text:list-item>
          <text:p text:style-name="P2">Single elimination tourneys can be run using only the “winner’s” bracket of a double elimination tree or the “table” method</text:p>
        </text:list-item>
        <text:list-item>
          <text:p text:style-name="P2">Single elimination tourneys are also probably the fastest to run because the list of combatants is halved after each round</text:p>
          <text:list>
            <text:list-item>
              <text:p text:style-name="P2">Single elimination tourneys are therefore good when you have a lot of combatants</text:p>
            </text:list-item>
            <text:list-item>
              <text:p text:style-name="P2">The total number of bouts will be equal to the number of combatants minus 1.</text:p>
            </text:list-item>
          </text:list>
        </text:list-item>
      </text:list>
      <text:p text:style-name="Standard"/>
      <text:p text:style-name="P3">Round Robin Tourneys</text:p>
      <text:list xml:id="list3417855610961959265" text:style-name="WW8Num4">
        <text:list-item>
          <text:p text:style-name="P4">Round robin tourneys allow each fighter within a given pool to face every other fighter in the list</text:p>
          <text:list>
            <text:list-item>
              <text:p text:style-name="P4">The tourney can be run with a single pool if the number of combatants is small or there is a lot of time, but more commonly the Tourney list is broken into two to four smaller pools</text:p>
            </text:list-item>
            <text:list-item>
              <text:p text:style-name="P4">The total wins for each fighter from each pool are tallied once all bouts are complete and those fighters with the most wins from each pool advance to the next round</text:p>
              <text:list>
                <text:list-item>
                  <text:p text:style-name="P4">The number of rounds will depend on how the Tourney is set up by the MIC; sometimes a round robin will be used to cull a large group of fighters down and those that advance will continue in a single or double elimination style Tourney</text:p>
                </text:list-item>
                <text:list-item>
                  <text:p text:style-name="P4">The number of combatants that advance in each round will depend on how the Tourney is set up by the MIC</text:p>
                </text:list-item>
              </text:list>
            </text:list-item>
          </text:list>
        </text:list-item>
        <text:list-item>
          <text:p text:style-name="P4">Round robin tourneys can be faster than single or double elimination tourneys depending on the number of pools and the number of combatants that advance each round</text:p>
        </text:list-item>
        <text:list-item>
          <text:p text:style-name="P4">Predicting how long a Round Robin will run is difficult until you know how many bouts on how many list fields there will be</text:p>
          <text:list>
            <text:list-item>
              <text:p text:style-name="P4">The general formula for the number of bouts is (Y*(Y-1))/2, where Y is the number of fighters in the pool</text:p>
            </text:list-item>
            <text:list-item>
              <text:p text:style-name="P4">Remember to figure that for the number of combatants in each pool, not overall!</text:p>
            </text:list-item>
          </text:list>
        </text:list-item>
      </text:list>
      <text:p text:style-name="P7"/>
      <text:p text:style-name="P8">Double Elimination Tourneys</text:p>
      <text:list xml:id="list5766216210184207853" text:style-name="WW8Num2">
        <text:list-item>
          <text:p text:style-name="P5">Double elimination tourneys are the most common competition tourney in the SCA</text:p>
          <text:list>
            <text:list-item>
              <text:p text:style-name="P5">Coronet and Crown Tourneys are double elimination tourneys up to the semifinals or finals</text:p>
            </text:list-item>
            <text:list-item>
              <text:p text:style-name="P5">Most war point Tourneys will be either double elimination or single elimination</text:p>
            </text:list-item>
          </text:list>
        </text:list-item>
        <text:list-item>
          <text:p text:style-name="P5">Double elimination tourneys can be very straightforward and easy to run, but they can also be very complicated</text:p>
          <text:list>
            <text:list-item>
              <text:p text:style-name="P5">Standard tourney trees make running double elimination tourneys very straightforward, but they’re often based on a set number of combatants – either 8, 16 or 32 (see below for additional trees, though)</text:p>
              <text:list>
                <text:list-item>
                  <text:p text:style-name="P5">If you are just under one of those numbers, you can use a tree and fill in the missing numbers with bye fights</text:p>
                </text:list-item>
                <text:list-item>
                  <text:p text:style-name="P5">If you’re not near one of those numbers you have two options:</text:p>
                  <text:list>
                    <text:list-item>
                      <text:p text:style-name="P5">Fill in with a *lot* of bye fights!</text:p>
                    </text:list-item>
                    <text:list-item>
                      <text:p text:style-name="P5">Run the tourney without a tree – use the table method!</text:p>
                    </text:list-item>
                  </text:list>
                </text:list-item>
              </text:list>
            </text:list-item>
            <text:list-item>
              <text:p text:style-name="P5">Running a double elimination tourney with a table requires a bit more skill, but works when you’re short on bye-fighters and/or time</text:p>
            </text:list-item>
          </text:list>
        </text:list-item>
        <text:list-item>
          <text:p text:style-name="P5">Double elimination tourney times will depend on the number of combatants – including bye-fights</text:p>
          <text:list>
            <text:list-item>
              <text:p text:style-name="P5">The formula for the number of bouts is 2*Y-1, where Y is the number of combatants</text:p>
            </text:list-item>
          </text:list>
        </text:list-item>
      </text:list>
      <text:p text:style-name="P7"/>
      <text:p text:style-name="P3">General notes and resources</text:p>
      <text:list xml:id="list6576747488810937739" text:style-name="WW8Num3">
        <text:list-item>
          <text:p text:style-name="P6">Tourney trees can be found free online at:</text:p>
          <text:list>
            <text:list-item>
              <text:p text:style-name="P6">The Atlantian Minister of the Lists maintains a complete set, including trees for anything between 3 and 25 combatants at &lt;http://mol.atlantia.sca.org/Handbook/TourneyForms.html&gt;</text:p>
            </text:list-item>
            <text:list-item>
              <text:p text:style-name="P6">8 Combatant Double elimination: &lt;http://mol.atlantia.sca.org/TourneyForms/DoubleElim8.pdf&gt;</text:p>
            </text:list-item>
            <text:list-item>
              <text:p text:style-name="P6">16 Combatant Double elimination: &lt;http://mol.atlantia.sca.org/TourneyForms/DoubleElim16.pdf&gt;</text:p>
            </text:list-item>
            <text:list-item>
              <text:p text:style-name="P6">Round Robin: &lt;http://mol.atlantia.sca.org/TourneyForms/RoundRobinScoresheet.pdf&gt;</text:p>
            </text:list-item>
          </text:list>
        </text:list-item>
        <text:list-item>
          <text:p text:style-name="P6">Fabulous instructions for running a list in table format can be found at &lt;http://www.therotunda.net/heraldry/table-format.html&gt;. I can’t recommend knowing this format enough – it’s extraordinarily versatile and in the end much easier!</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eat Sheet: Tourney Styles</dc:title>
    <meta:initial-creator>John E. Thill</meta:initial-creator>
    <meta:creation-date>2006-11-21T18:11:00</meta:creation-date>
    <dc:creator>Leonie Kirchmajer</dc:creator>
    <dc:date>2006-11-21T18:11:00</dc:date>
    <meta:editing-cycles>2</meta:editing-cycles>
    <meta:editing-duration>PT1M</meta:editing-duration>
    <meta:document-statistic meta:table-count="0" meta:image-count="0" meta:object-count="0" meta:page-count="2" meta:paragraph-count="41" meta:word-count="732" meta:character-count="4302" meta:non-whitespace-character-count="3642"/>
    <meta:generator>LibreOffice/4.4.4.3$Windows_x86 LibreOffice_project/2c39ebcf046445232b798108aa8a7e7d89552ea8</meta:generator>
    <meta:user-defined meta:name="_AdHocReviewCycleID" meta:value-type="float">1404537128</meta:user-defined>
    <meta:user-defined meta:name="_AuthorEmail">smay1968@bigpond.net.au</meta:user-defined>
    <meta:user-defined meta:name="_AuthorEmailDisplayName">Steve Maynard</meta:user-defined>
    <meta:user-defined meta:name="_EmailSubject">Greetings from the List Keeper</meta:user-defined>
  </office:meta>
</office:document-meta>
</file>